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start" style:justify-single-word="false"/>
      <style:text-properties officeooo:rsid="00055301" officeooo:paragraph-rsid="00055301"/>
    </style:style>
    <style:style style:name="P3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1f0fb3" officeooo:paragraph-rsid="001f0fb3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officeooo:rsid="000d50d5" officeooo:paragraph-rsid="000b9700"/>
    </style:style>
    <style:style style:name="P6" style:family="paragraph" style:parent-style-name="Standard">
      <style:paragraph-properties fo:text-align="start" style:justify-single-word="false"/>
      <style:text-properties officeooo:rsid="0010ef08" officeooo:paragraph-rsid="001041f1"/>
    </style:style>
    <style:style style:name="P7" style:family="paragraph" style:parent-style-name="Standard">
      <style:paragraph-properties fo:text-align="start" style:justify-single-word="false"/>
      <style:text-properties fo:font-style="normal" officeooo:rsid="001f0fb3" officeooo:paragraph-rsid="001f0fb3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officeooo:rsid="00322fa7" officeooo:paragraph-rsid="00322fa7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1" officeooo:rsid="001bd787" officeooo:paragraph-rsid="001bd787"/>
    </style:style>
    <style:style style:name="P10" style:family="paragraph" style:parent-style-name="Standard">
      <style:paragraph-properties fo:text-align="start" style:justify-single-word="false"/>
      <style:text-properties style:font-name="Liberation Serif1" officeooo:rsid="00247fdd" officeooo:paragraph-rsid="00247fdd"/>
    </style:style>
    <style:style style:name="P11" style:family="paragraph" style:parent-style-name="Standard">
      <style:paragraph-properties fo:text-align="start" style:justify-single-word="false"/>
      <style:text-properties style:font-name="Liberation Serif1" officeooo:rsid="0025c9a4" officeooo:paragraph-rsid="0025c9a4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style="italic" officeooo:rsid="0025c9a4" officeooo:paragraph-rsid="0025c9a4" style:font-style-asian="italic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Liberation Serif1" fo:font-style="italic" officeooo:rsid="00230b9a" officeooo:paragraph-rsid="00230b9a" style:font-style-asian="italic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Liberation Serif1" fo:font-style="normal" officeooo:rsid="001f0fb3" officeooo:paragraph-rsid="001bd787" style:font-style-asian="normal" style:font-style-complex="normal"/>
    </style:style>
    <style:style style:name="P15" style:family="paragraph" style:parent-style-name="Standard">
      <style:paragraph-properties fo:text-align="center" style:justify-single-word="false"/>
      <style:text-properties officeooo:rsid="002b89c2" officeooo:paragraph-rsid="002b89c2"/>
    </style:style>
    <style:style style:name="P16" style:family="paragraph" style:parent-style-name="Standard">
      <style:paragraph-properties fo:text-align="start" style:justify-single-word="false"/>
      <style:text-properties officeooo:rsid="002c480e" officeooo:paragraph-rsid="002c480e"/>
    </style:style>
    <style:style style:name="P17" style:family="paragraph" style:parent-style-name="Standard">
      <style:paragraph-properties fo:text-align="start" style:justify-single-word="false"/>
      <style:text-properties officeooo:rsid="002d335e" officeooo:paragraph-rsid="002d335e"/>
    </style:style>
    <style:style style:name="P18" style:family="paragraph" style:parent-style-name="Standard">
      <style:paragraph-properties fo:text-align="center" style:justify-single-word="false"/>
      <style:text-properties style:font-name="Liberation Serif1" officeooo:rsid="002c480e" officeooo:paragraph-rsid="002b89c2"/>
    </style:style>
    <style:style style:name="P19" style:family="paragraph" style:parent-style-name="Standard">
      <style:paragraph-properties fo:text-align="start" style:justify-single-word="false"/>
      <style:text-properties style:font-name="Liberation Serif1" officeooo:rsid="002c480e" officeooo:paragraph-rsid="002b89c2"/>
    </style:style>
    <style:style style:name="P20" style:family="paragraph" style:parent-style-name="Standard">
      <style:paragraph-properties fo:text-align="center" style:justify-single-word="false"/>
      <style:text-properties officeooo:rsid="003332bd" officeooo:paragraph-rsid="003332bd"/>
    </style:style>
    <style:style style:name="P21" style:family="paragraph" style:parent-style-name="Standard">
      <style:paragraph-properties fo:text-align="start" style:justify-single-word="false"/>
      <style:text-properties fo:font-style="normal" officeooo:rsid="003332bd" officeooo:paragraph-rsid="003332bd" style:font-style-asian="normal" style:font-style-complex="normal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27177b"/>
    </style:style>
    <style:style style:name="T3" style:family="text">
      <style:text-properties style:font-name="Liberation Serif1" officeooo:rsid="002c480e"/>
    </style:style>
    <style:style style:name="T4" style:family="text">
      <style:text-properties style:font-name="Liberation Serif1" officeooo:rsid="002d335e"/>
    </style:style>
    <style:style style:name="T5" style:family="text">
      <style:text-properties style:font-name="Liberation Serif1" officeooo:rsid="002d4477"/>
    </style:style>
    <style:style style:name="T6" style:family="text">
      <style:text-properties style:font-name="Liberation Serif1" officeooo:rsid="003332bd"/>
    </style:style>
    <style:style style:name="T7" style:family="text">
      <style:text-properties officeooo:rsid="002274e9"/>
    </style:style>
    <style:style style:name="T8" style:family="text">
      <style:text-properties officeooo:rsid="00322fa7"/>
    </style:style>
    <style:style style:name="T9" style:family="text">
      <style:text-properties officeooo:rsid="003332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9">4</text:span>:</text:p>
      <text:p text:style-name="P20">Brightness of a Light Bulb</text:p>
      <text:p text:style-name="P3">Background: </text:p>
      <text:p text:style-name="P2"/>
      <text:p text:style-name="P19"/>
      <text:p text:style-name="P17"><text:span text:style-name="T6">S</text:span><text:span text:style-name="T1">tudents should already know that volt</text:span><text:span text:style-name="T6">age </text:span><text:span text:style-name="T1">should be </text:span><text:span text:style-name="T6">measured</text:span><text:span text:style-name="T1"> in Parallel with components, whereas current should be measured in </text:span><text:span text:style-name="T5">s</text:span><text:span text:style-name="T1">eries with components. </text:span></text:p>
      <text:p text:style-name="P18"/>
      <text:p text:style-name="P18"/>
      <text:p text:style-name="P11"/>
      <text:p text:style-name="P11"/>
      <text:p text:style-name="P12">Objective: </text:p>
      <text:p text:style-name="P16"><text:span text:style-name="T2">I</text:span><text:span text:style-name="T1">n this experiment, students are to use </text:span><text:span text:style-name="T6">Multimeters to determine the quality of a circuit that causes a light bulb to be bright. </text:span></text:p>
      <text:p text:style-name="P10"/>
      <text:p text:style-name="P9"/>
      <text:p text:style-name="P14"/>
      <text:p text:style-name="P14"/>
      <text:p text:style-name="P13">Materials:</text:p>
      <text:p text:style-name="P21">Christmas Lights</text:p>
      <text:p text:style-name="P21">Power Supply </text:p>
      <text:p text:style-name="P8">Wires</text:p>
      <text:p text:style-name="P21">Multimeter</text:p>
      <text:p text:style-name="P8"/>
      <text:p text:style-name="P7"/>
      <text:p text:style-name="P4">Procedure</text:p>
      <text:p text:style-name="P7"/>
      <text:p text:style-name="P7">The rest of this experiment is determined by the student.</text:p>
      <text:p text:style-name="P7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7-02-15T10:59:10.678153621</dc:date>
    <meta:editing-duration>PT1H1M50S</meta:editing-duration>
    <meta:editing-cycles>35</meta:editing-cycles>
    <meta:generator>LibreOffice/4.3.7.2$Linux_X86_64 LibreOffice_project/430$Build-2</meta:generator>
    <meta:print-date>2017-02-14T10:32:52.336328765</meta:print-date>
    <meta:document-statistic meta:table-count="0" meta:image-count="0" meta:object-count="0" meta:page-count="1" meta:paragraph-count="13" meta:word-count="72" meta:character-count="463" meta:non-whitespace-character-count="399"/>
  </office:meta>
</office:document-meta>
</file>